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e parece una decisión <text:span text:style-name="Strong_20_Emphasis">muy acertada</text:span>.<text:line-break/>De hecho, dividirlo en <text:span text:style-name="Strong_20_Emphasis">3 posts en lugar de 4 mejora el ritmo narrativo</text:span>.</text:p>
      <text:p text:style-name="Text_20_body">👉 Por qué funciona mejor así:</text:p>
      <text:list xml:id="list1454956501" text:style-name="L1">
        <text:list-item>
          <text:p text:style-name="P1"><text:span text:style-name="Strong_20_Emphasis">Post 1 → Idea universal (enganche)</text:span></text:p>
        </text:list-item>
        <text:list-item>
          <text:p text:style-name="P1"><text:span text:style-name="Strong_20_Emphasis">Post 2 → Conflicto interno (duda)</text:span></text:p>
        </text:list-item>
        <text:list-item>
          <text:p text:style-name="P1"><text:span text:style-name="Strong_20_Emphasis">Post 3 → Decisión (acción)</text:span></text:p>
        </text:list-item>
      </text:list>
      <text:p text:style-name="Text_20_body">Eso crea una mini-historia completa en 3 actos. Muy sólido.</text:p>
      <text:p text:style-name="Horizontal_20_Line"/>
      <text:h text:style-name="Heading_20_2" text:outline-level="2">🔧 Ajuste fino (pequeño pero importante)</text:h>
      <text:p text:style-name="Text_20_body">Te propongo <text:span text:style-name="Strong_20_Emphasis">micro-mejoras de ritmo y lectura</text:span>, sin cambiar tu estructura:</text:p>
      <text:p text:style-name="Horizontal_20_Line"/>
      <text:h text:style-name="Heading_20_3" text:outline-level="3">✅ Post 5 (perfecto, casi no tocaría nada)</text:h>
      <text:p text:style-name="Quotations">The search for knowledge<text:line-break/>is a long journey into the unknown.</text:p>
      <text:p text:style-name="Text_20_body">✔ Déjalo así. Es limpio y potente.</text:p>
      <text:p text:style-name="Horizontal_20_Line"/>
      <text:h text:style-name="Heading_20_3" text:outline-level="3">✏️ Post 6 (ajuste de fluidez)</text:h>
      <text:p text:style-name="Text_20_body">Tu versión:</text:p>
      <text:p text:style-name="Quotations">When I prepared to begin,<text:line-break/>the path revealed itself before me… endless.<text:line-break/>I hesitated.<text:line-break/>How can one walk a path that has no end?</text:p>
      <text:p text:style-name="Text_20_body">👉 Sugerencia:</text:p>
      <text:p text:style-name="Quotations">When I prepared to begin,<text:line-break/>the path revealed itself before me… endless.</text:p>
      <text:p text:style-name="Quotations">I hesitated.<text:line-break/>How can one walk a path that has no end?</text:p>
      <text:p text:style-name="Text_20_body">💡 Solo añadí un espacio → mejora muchísimo la lectura en X.</text:p>
      <text:p text:style-name="Horizontal_20_Line"/>
      <text:h text:style-name="Heading_20_3" text:outline-level="3"><text:soft-page-break/>✏️ Post 7 (muy bueno, solo pulido final)</text:h>
      <text:p text:style-name="Text_20_body">Tu versión ya es fuerte. Solo lo dejo con ritmo optimizado:</text:p>
      <text:p text:style-name="Quotations">At dawn,<text:line-break/>as the first light touched the forest,<text:line-break/>I extinguished the last embers of the night fire,<text:line-break/>and stood up.</text:p>
      <text:p text:style-name="Quotations">The longest journey<text:line-break/>is walked<text:line-break/>one step at a time.</text:p>
      <text:p text:style-name="Text_20_body">✔ Este cierre es excelente. No lo cambies más.</text:p>
      <text:p text:style-name="Horizontal_20_Line"/>
      <text:h text:style-name="Heading_20_2" text:outline-level="2">🧠 Lo que acabas de construir (muy importante)</text:h>
      <text:p text:style-name="Text_20_body">Ahora tienes:</text:p>
      <text:h text:style-name="Heading_20_3" text:outline-level="3">🔹 Bloque 1 (posts 1–4)</text:h>
      <text:p text:style-name="Text_20_body">👉 Despertar a la vida</text:p>
      <text:h text:style-name="Heading_20_3" text:outline-level="3">🔹 Bloque 2 (posts 5–7)</text:h>
      <text:p text:style-name="Text_20_body">👉 Decisión de buscar respuestas</text:p>
      <text:p text:style-name="Horizontal_20_Line"/>
      <text:h text:style-name="Heading_20_2" text:outline-level="2">🚀 El siguiente paso (clave estratégico)</text:h>
      <text:p text:style-name="Text_20_body">Ahora viene el momento más importante:</text:p>
      <text:p text:style-name="Text_20_body">👉 <text:span text:style-name="Strong_20_Emphasis">introducir el misterio concreto</text:span></text:p>
      <text:p text:style-name="Text_20_body">Aquí es donde conectas con tu pinned tweet:</text:p>
      <text:list xml:id="list1745634874" text:style-name="L2">
        <text:list-item>
          <text:p text:style-name="P2">ruinas</text:p>
        </text:list-item>
        <text:list-item>
          <text:p text:style-name="P2">civilización olvidada</text:p>
        </text:list-item>
        <text:list-item>
          <text:p text:style-name="P2">nombre: <text:span text:style-name="Strong_20_Emphasis">Fabhrius</text:span></text:p>
        </text:list-item>
      </text:list>
      <text:p text:style-name="Horizontal_20_Line"/>
      <text:h text:style-name="Heading_20_2" text:outline-level="2">🔥 Te propongo el siguiente bloque (dirección, no texto aún)</text:h>
      <text:p text:style-name="Text_20_body">Bloque 3 debería ser:</text:p>
      <text:list xml:id="list4119285515" text:style-name="L3">
        <text:list-item>
          <text:p text:style-name="P3">Descubrimiento de algo antiguo</text:p>
        </text:list-item>
        <text:list-item>
          <text:p text:style-name="P3"><text:soft-page-break/>Sensación de que no son simples ruinas</text:p>
        </text:list-item>
        <text:list-item>
          <text:p text:style-name="P3">Primera pista (símbolos, grabados)</text:p>
        </text:list-item>
      </text:list>
      <text:p text:style-name="Text_20_body">👉 Y recién después:<text:line-break/>👉 revelas el nombre “Fabhrius”</text:p>
      <text:p text:style-name="Horizontal_20_Line"/>
      <text:h text:style-name="Heading_20_2" text:outline-level="2">🎯 Conclusión clara</text:h>
      <text:p text:style-name="Text_20_body">✔ División en 3 posts → mejor decisión<text:line-break/>✔ Ritmo narrativo → muy sólido<text:line-break/>✔ Transición lista → ahora viene el misterio</text:p>
      <text:p text:style-name="Horizontal_20_Line"/>
      <text:p text:style-name="Text_20_body">Si quieres, el siguiente paso perfecto es:</text:p>
      <text:p text:style-name="Text_20_body">👉 escribir juntos el <text:span text:style-name="Strong_20_Emphasis">bloque 3 (3–4 posts)</text:span> donde aparece el primer gran descubrimiento… y empezamos a conectar directamente con el corazón de la histori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7T11:16:43.657000000</meta:creation-date>
    <dc:date>2026-04-07T11:19:05.546000000</dc:date>
    <meta:editing-duration>PT2M22S</meta:editing-duration>
    <meta:editing-cycles>1</meta:editing-cycles>
    <meta:document-statistic meta:table-count="0" meta:image-count="0" meta:object-count="0" meta:page-count="3" meta:paragraph-count="46" meta:word-count="392" meta:character-count="2118" meta:non-whitespace-character-count="1784"/>
    <meta:generator>LibreOffice/7.3.5.2$Windows_X86_64 LibreOffice_project/184fe81b8c8c30d8b5082578aee2fed2ea847c01</meta:generator>
  </office:meta>
</office:document-meta>
</file>